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1"/>
    <style:style style:name="ce14" style:family="table-cell" style:parent-style-name="Default" style:data-style-name="N37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2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ot</text:p>
          </table:table-cell>
          <table:table-cell office:value-type="date" office:date-value="1997-10-07" calcext:value-type="date">
            <text:p>07/10/1997</text:p>
          </table:table-cell>
          <table:table-cell table:number-columns-repeated="5"/>
          <table:table-cell table:style-name="ce2" office:value-type="string" calcext:value-type="string">
            <text:p>Current Date</text:p>
          </table:table-cell>
          <table:table-cell table:style-name="ce5" office:value-type="date" office:date-value="2020-01-01" calcext:value-type="date">
            <text:p>01/01/2020</text:p>
          </table:table-cell>
          <table:table-cell table:style-name="ce7" table:formula="of:=DAYS([.I1]; [.$B$2])+1000" office:value-type="float" office:value="8121" calcext:value-type="float">
            <text:p>8121</text:p>
          </table:table-cell>
          <table:table-cell table:style-name="ce9"/>
          <table:table-cell table:style-name="ce2" office:value-type="string" calcext:value-type="string">
            <text:p>Current Date</text:p>
          </table:table-cell>
          <table:table-cell table:style-name="ce5" office:value-type="date" office:date-value="2050-01-01" calcext:value-type="date">
            <text:p>01/01/2050</text:p>
          </table:table-cell>
          <table:table-cell table:style-name="ce7" table:formula="of:=DAYS([.M1]; [.$B$6])+1000" office:value-type="float" office:value="1079" calcext:value-type="float">
            <text:p>1079</text:p>
          </table:table-cell>
          <table:table-cell table:style-name="ce9"/>
        </table:table-row>
        <table:table-row table:style-name="ro1">
          <table:table-cell office:value-type="string" calcext:value-type="string">
            <text:p>Start</text:p>
          </table:table-cell>
          <table:table-cell table:formula="of:=[.B1]+1000" office:value-type="date" office:date-value="2000-07-03" calcext:value-type="date">
            <text:p>03/07/2000</text:p>
          </table:table-cell>
          <table:table-cell table:number-columns-repeated="5"/>
          <table:table-cell table:style-name="ce3"/>
          <table:table-cell table:number-columns-repeated="2"/>
          <table:table-cell table:style-name="ce10"/>
          <table:table-cell table:style-name="ce3"/>
          <table:table-cell table:style-name="ce1"/>
          <table:table-cell/>
          <table:table-cell table:style-name="ce10"/>
        </table:table-row>
        <table:table-row table:style-name="ro1">
          <table:table-cell office:value-type="string" calcext:value-type="string">
            <text:p>First</text:p>
          </table:table-cell>
          <table:table-cell table:formula="of:=[.B1]+6000" office:value-type="date" office:date-value="2014-03-12" calcext:value-type="date">
            <text:p>12/03/2014</text:p>
          </table:table-cell>
          <table:table-cell table:number-columns-repeated="5"/>
          <table:table-cell table:style-name="ce3"/>
          <table:table-cell table:number-columns-repeated="2"/>
          <table:table-cell table:style-name="ce10"/>
          <table:table-cell table:style-name="ce3"/>
          <table:table-cell table:style-name="ce1"/>
          <table:table-cell/>
          <table:table-cell table:style-name="ce10"/>
        </table:table-row>
        <table:table-row table:style-name="ro1">
          <table:table-cell table:number-columns-repeated="7"/>
          <table:table-cell table:style-name="ce3"/>
          <table:table-cell office:value-type="string" calcext:value-type="string">
            <text:p>Given Date</text:p>
          </table:table-cell>
          <table:table-cell office:value-type="string" calcext:value-type="string">
            <text:p>Due Date</text:p>
          </table:table-cell>
          <table:table-cell table:style-name="ce10" office:value-type="string" calcext:value-type="string">
            <text:p>Reconstruct</text:p>
          </table:table-cell>
          <table:table-cell table:style-name="ce3"/>
          <table:table-cell table:style-name="ce1" office:value-type="string" calcext:value-type="string">
            <text:p>Given Date</text:p>
          </table:table-cell>
          <table:table-cell office:value-type="string" calcext:value-type="string">
            <text:p>Due Date</text:p>
          </table:table-cell>
          <table:table-cell table:style-name="ce10" office:value-type="string" calcext:value-type="string">
            <text:p>Reconstruct</text:p>
          </table:table-cell>
        </table:table-row>
        <table:table-row table:style-name="ro1">
          <table:table-cell office:value-type="string" calcext:value-type="string">
            <text:p>Reset1</text:p>
          </table:table-cell>
          <table:table-cell table:formula="of:=[.$B$2]+[.C5]*9000" office:value-type="date" office:date-value="2025-02-22" calcext:value-type="date">
            <text:p>22/02/2025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  <table:table-cell table:style-name="ce3" office:value-type="string" calcext:value-type="string">
            <text:p>Invalid</text:p>
          </table:table-cell>
          <table:table-cell table:formula="of:=[.I1]-3001" office:value-type="date" office:date-value="2011-10-14" calcext:value-type="date">
            <text:p>14/10/2011</text:p>
          </table:table-cell>
          <table:table-cell table:formula="of:=[.J6]-1" office:value-type="float" office:value="5120" calcext:value-type="float">
            <text:p>5120</text:p>
          </table:table-cell>
          <table:table-cell table:style-name="ce11" table:formula="of:=[.$B$2]+[.J5]-1000" office:value-type="date" office:date-value="2011-10-14" calcext:value-type="date">
            <text:p>14/10/2011</text:p>
          </table:table-cell>
          <table:table-cell table:style-name="ce3" office:value-type="string" calcext:value-type="string">
            <text:p>Invalid</text:p>
          </table:table-cell>
          <table:table-cell table:style-name="ce1" table:formula="of:=[.M1]-3001" office:value-type="date" office:date-value="2041-10-14" calcext:value-type="date">
            <text:p>14/10/2041</text:p>
          </table:table-cell>
          <table:table-cell table:formula="of:=[.N6]-1" office:value-type="float" office:value="7078" calcext:value-type="float">
            <text:p>7078</text:p>
          </table:table-cell>
          <table:table-cell table:style-name="ce11" table:formula="of:=[.$B$5]+[.N5]-1000" office:value-type="date" office:date-value="2041-10-14" calcext:value-type="date">
            <text:p>14/10/2041</text:p>
          </table:table-cell>
        </table:table-row>
        <table:table-row table:style-name="ro1">
          <table:table-cell office:value-type="string" calcext:value-type="string">
            <text:p>Reset2</text:p>
          </table:table-cell>
          <table:table-cell table:formula="of:=[.$B$2]+[.C6]*9000" office:value-type="date" office:date-value="2049-10-14" calcext:value-type="date">
            <text:p>14/10/204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Minimum</text:p>
          </table:table-cell>
          <table:table-cell table:formula="of:=[.I1]-3000" office:value-type="date" office:date-value="2011-10-15" calcext:value-type="date">
            <text:p>15/10/2011</text:p>
          </table:table-cell>
          <table:table-cell table:formula="of:=MOD([.J7]-3000;9000)" office:value-type="float" office:value="5121" calcext:value-type="float">
            <text:p>5121</text:p>
          </table:table-cell>
          <table:table-cell table:style-name="ce11" table:formula="of:=[.$B$2]+[.J6]-1000" office:value-type="date" office:date-value="2011-10-15" calcext:value-type="date">
            <text:p>15/10/2011</text:p>
          </table:table-cell>
          <table:table-cell table:style-name="ce3" office:value-type="string" calcext:value-type="string">
            <text:p>Minimum</text:p>
          </table:table-cell>
          <table:table-cell table:style-name="ce1" table:formula="of:=[.M1]-3000" office:value-type="date" office:date-value="2041-10-15" calcext:value-type="date">
            <text:p>15/10/2041</text:p>
          </table:table-cell>
          <table:table-cell table:formula="of:=MOD([.N7]-3000;9000)" office:value-type="float" office:value="7079" calcext:value-type="float">
            <text:p>7079</text:p>
          </table:table-cell>
          <table:table-cell table:style-name="ce11" table:formula="of:=[.$B$5]+[.N6]-1000" office:value-type="date" office:date-value="2041-10-15" calcext:value-type="date">
            <text:p>15/10/2041</text:p>
          </table:table-cell>
        </table:table-row>
        <table:table-row table:style-name="ro1">
          <table:table-cell office:value-type="string" calcext:value-type="string">
            <text:p>Reset3</text:p>
          </table:table-cell>
          <table:table-cell table:formula="of:=[.$B$2]+[.C7]*9000" office:value-type="date" office:date-value="2074-06-05" calcext:value-type="date">
            <text:p>05/06/207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Current</text:p>
          </table:table-cell>
          <table:table-cell table:formula="of:=[.I1]" office:value-type="date" office:date-value="2020-01-01" calcext:value-type="date">
            <text:p>01/01/2020</text:p>
          </table:table-cell>
          <table:table-cell table:formula="of:=MOD(DAYS([.I1];[.$B$2]);9000)+1000" office:value-type="float" office:value="8121" calcext:value-type="float">
            <text:p>8121</text:p>
          </table:table-cell>
          <table:table-cell table:style-name="ce11" table:formula="of:=[.$B$2]+[.J7]-1000" office:value-type="date" office:date-value="2020-01-01" calcext:value-type="date">
            <text:p>01/01/2020</text:p>
          </table:table-cell>
          <table:table-cell table:style-name="ce3" office:value-type="string" calcext:value-type="string">
            <text:p>Current</text:p>
          </table:table-cell>
          <table:table-cell table:style-name="ce1" table:formula="of:=[.M1]" office:value-type="date" office:date-value="2050-01-01" calcext:value-type="date">
            <text:p>01/01/2050</text:p>
          </table:table-cell>
          <table:table-cell table:formula="of:=MOD(DAYS([.M1];[.$B$2]);9000)+1000" office:value-type="float" office:value="1079" calcext:value-type="float">
            <text:p>1079</text:p>
          </table:table-cell>
          <table:table-cell table:style-name="ce11" table:formula="of:=[.$B$6]+[.N7]-1000" office:value-type="date" office:date-value="2050-01-01" calcext:value-type="date">
            <text:p>01/01/2050</text:p>
          </table:table-cell>
        </table:table-row>
        <table:table-row table:style-name="ro1">
          <table:table-cell office:value-type="string" calcext:value-type="string">
            <text:p>Reset4</text:p>
          </table:table-cell>
          <table:table-cell table:formula="of:=[.$B$2]+[.C8]*9000" office:value-type="date" office:date-value="2099-01-25" calcext:value-type="date">
            <text:p>25/01/209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 office:value-type="string" calcext:value-type="string">
            <text:p>Maximum</text:p>
          </table:table-cell>
          <table:table-cell table:formula="of:=[.I1]+5500" office:value-type="date" office:date-value="2035-01-22" calcext:value-type="date">
            <text:p>22/01/2035</text:p>
          </table:table-cell>
          <table:table-cell table:formula="of:=MOD([.J7]+5500;9000)" office:value-type="float" office:value="4621" calcext:value-type="float">
            <text:p>4621</text:p>
          </table:table-cell>
          <table:table-cell table:style-name="ce11" table:formula="of:=[.$B$5]+[.J8]-1000" office:value-type="date" office:date-value="2035-01-22" calcext:value-type="date">
            <text:p>22/01/2035</text:p>
          </table:table-cell>
          <table:table-cell table:style-name="ce3" office:value-type="string" calcext:value-type="string">
            <text:p>Maximum</text:p>
          </table:table-cell>
          <table:table-cell table:style-name="ce1" table:formula="of:=[.M1]+5500" office:value-type="date" office:date-value="2065-01-22" calcext:value-type="date">
            <text:p>22/01/2065</text:p>
          </table:table-cell>
          <table:table-cell table:formula="of:=MOD([.N7]+5500;9000)" office:value-type="float" office:value="6579" calcext:value-type="float">
            <text:p>6579</text:p>
          </table:table-cell>
          <table:table-cell table:style-name="ce11" table:formula="of:=[.$B$6]+[.N8]-1000" office:value-type="date" office:date-value="2065-01-22" calcext:value-type="date">
            <text:p>22/01/2065</text:p>
          </table:table-cell>
        </table:table-row>
        <table:table-row table:style-name="ro1">
          <table:table-cell office:value-type="string" calcext:value-type="string">
            <text:p>Reset5</text:p>
          </table:table-cell>
          <table:table-cell table:formula="of:=[.$B$2]+[.C9]*9000" office:value-type="date" office:date-value="2123-09-17" calcext:value-type="date">
            <text:p>17/09/212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string" calcext:value-type="string">
            <text:p>Invalid</text:p>
          </table:table-cell>
          <table:table-cell table:style-name="ce6" table:formula="of:=[.I1]+5501" office:value-type="date" office:date-value="2035-01-23" calcext:value-type="date">
            <text:p>23/01/2035</text:p>
          </table:table-cell>
          <table:table-cell table:style-name="ce8" table:formula="of:=[.J8]+1" office:value-type="float" office:value="4622" calcext:value-type="float">
            <text:p>4622</text:p>
          </table:table-cell>
          <table:table-cell table:style-name="ce12" table:formula="of:=[.$B$5]+[.J9]-1000" office:value-type="date" office:date-value="2035-01-23" calcext:value-type="date">
            <text:p>23/01/2035</text:p>
          </table:table-cell>
          <table:table-cell table:style-name="ce4" office:value-type="string" calcext:value-type="string">
            <text:p>Invalid</text:p>
          </table:table-cell>
          <table:table-cell table:style-name="ce6" table:formula="of:=[.M1]+5501" office:value-type="date" office:date-value="2065-01-23" calcext:value-type="date">
            <text:p>23/01/2065</text:p>
          </table:table-cell>
          <table:table-cell table:style-name="ce8" table:formula="of:=[.N8]+1" office:value-type="float" office:value="6580" calcext:value-type="float">
            <text:p>6580</text:p>
          </table:table-cell>
          <table:table-cell table:style-name="ce12" table:formula="of:=[.$B$6]+[.N9]-1000" office:value-type="date" office:date-value="2065-01-23" calcext:value-type="date">
            <text:p>23/01/2065</text:p>
          </table:table-cell>
        </table:table-row>
        <table:table-row table:style-name="ro1">
          <table:table-cell office:value-type="string" calcext:value-type="string">
            <text:p>Reset6</text:p>
          </table:table-cell>
          <table:table-cell table:formula="of:=[.$B$2]+[.C10]*9000" office:value-type="date" office:date-value="2148-05-08" calcext:value-type="date">
            <text:p>08/05/214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et7</text:p>
          </table:table-cell>
          <table:table-cell table:formula="of:=[.$B$2]+[.C11]*9000" office:value-type="date" office:date-value="2172-12-28" calcext:value-type="date">
            <text:p>28/12/217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et8</text:p>
          </table:table-cell>
          <table:table-cell table:formula="of:=[.$B$2]+[.C12]*9000" office:value-type="date" office:date-value="2197-08-19" calcext:value-type="date">
            <text:p>19/08/219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" office:value-type="string" calcext:value-type="string">
            <text:p>Current Date</text:p>
          </table:table-cell>
          <table:table-cell table:style-name="ce5" office:value-type="date" office:date-value="2222-01-01" calcext:value-type="date">
            <text:p>01/01/2222</text:p>
          </table:table-cell>
          <table:table-cell table:style-name="ce7" table:formula="of:=DAYS([.I12]; [.$B$12])+1000" office:value-type="float" office:value="9900" calcext:value-type="float">
            <text:p>9900</text:p>
          </table:table-cell>
          <table:table-cell table:style-name="ce9"/>
          <table:table-cell table:style-name="ce2" office:value-type="string" calcext:value-type="string">
            <text:p>Current Date</text:p>
          </table:table-cell>
          <table:table-cell table:style-name="ce5" office:value-type="date" office:date-value="2320-12-01" calcext:value-type="date">
            <text:p>01/12/2320</text:p>
          </table:table-cell>
          <table:table-cell table:style-name="ce7" table:formula="of:=DAYS([.M12]; [.$B$17])+1000" office:value-type="float" office:value="1028" calcext:value-type="float">
            <text:p>1028</text:p>
          </table:table-cell>
          <table:table-cell table:style-name="ce9"/>
        </table:table-row>
        <table:table-row table:style-name="ro1">
          <table:table-cell office:value-type="string" calcext:value-type="string">
            <text:p>Reset9</text:p>
          </table:table-cell>
          <table:table-cell table:formula="of:=[.$B$2]+[.C13]*9000" office:value-type="date" office:date-value="2222-04-11" calcext:value-type="date">
            <text:p>11/04/22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3"/>
          <table:table-cell table:number-columns-repeated="2"/>
          <table:table-cell table:style-name="ce10"/>
          <table:table-cell table:style-name="ce3"/>
          <table:table-cell table:style-name="ce1"/>
          <table:table-cell/>
          <table:table-cell table:style-name="ce10"/>
        </table:table-row>
        <table:table-row table:style-name="ro1">
          <table:table-cell office:value-type="string" calcext:value-type="string">
            <text:p>Reset10</text:p>
          </table:table-cell>
          <table:table-cell table:formula="of:=[.$B$2]+[.C14]*9000" office:value-type="date" office:date-value="2246-12-01" calcext:value-type="date">
            <text:p>01/12/2246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2"/>
          <table:table-cell table:style-name="ce10"/>
          <table:table-cell table:style-name="ce3"/>
          <table:table-cell table:style-name="ce1"/>
          <table:table-cell/>
          <table:table-cell table:style-name="ce10"/>
        </table:table-row>
        <table:table-row table:style-name="ro1">
          <table:table-cell office:value-type="string" calcext:value-type="string">
            <text:p>Reset11</text:p>
          </table:table-cell>
          <table:table-cell table:formula="of:=[.$B$2]+[.C15]*9000" office:value-type="date" office:date-value="2271-07-23" calcext:value-type="date">
            <text:p>23/07/227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3"/>
          <table:table-cell office:value-type="string" calcext:value-type="string">
            <text:p>Given Date</text:p>
          </table:table-cell>
          <table:table-cell office:value-type="string" calcext:value-type="string">
            <text:p>Due Date</text:p>
          </table:table-cell>
          <table:table-cell table:style-name="ce10" office:value-type="string" calcext:value-type="string">
            <text:p>Reconstruct</text:p>
          </table:table-cell>
          <table:table-cell table:style-name="ce3"/>
          <table:table-cell table:style-name="ce1" office:value-type="string" calcext:value-type="string">
            <text:p>Given Date</text:p>
          </table:table-cell>
          <table:table-cell office:value-type="string" calcext:value-type="string">
            <text:p>Due Date</text:p>
          </table:table-cell>
          <table:table-cell table:style-name="ce10" office:value-type="string" calcext:value-type="string">
            <text:p>Reconstruct</text:p>
          </table:table-cell>
        </table:table-row>
        <table:table-row table:style-name="ro1">
          <table:table-cell office:value-type="string" calcext:value-type="string">
            <text:p>Reset12</text:p>
          </table:table-cell>
          <table:table-cell table:formula="of:=[.$B$2]+[.C16]*9000" office:value-type="date" office:date-value="2296-03-13" calcext:value-type="date">
            <text:p>13/03/229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3" office:value-type="string" calcext:value-type="string">
            <text:p>Invalid</text:p>
          </table:table-cell>
          <table:table-cell table:formula="of:=[.I12]-3001" office:value-type="date" office:date-value="2213-10-14" calcext:value-type="date">
            <text:p>14/10/2213</text:p>
          </table:table-cell>
          <table:table-cell table:formula="of:=[.J17]-1" office:value-type="float" office:value="6899" calcext:value-type="float">
            <text:p>6899</text:p>
          </table:table-cell>
          <table:table-cell table:style-name="ce11" table:formula="of:=[.$B$12]+[.J16]-1000" office:value-type="date" office:date-value="2213-10-14" calcext:value-type="date">
            <text:p>14/10/2213</text:p>
          </table:table-cell>
          <table:table-cell table:style-name="ce3" office:value-type="string" calcext:value-type="string">
            <text:p>Invalid</text:p>
          </table:table-cell>
          <table:table-cell table:style-name="ce1" table:formula="of:=[.M12]-3001" office:value-type="date" office:date-value="2312-09-13" calcext:value-type="date">
            <text:p>13/09/2312</text:p>
          </table:table-cell>
          <table:table-cell table:formula="of:=[.N17]-1" office:value-type="float" office:value="7027" calcext:value-type="float">
            <text:p>7027</text:p>
          </table:table-cell>
          <table:table-cell table:style-name="ce11" table:formula="of:=[.$B$16]+[.N16]-1000" office:value-type="date" office:date-value="2312-09-13" calcext:value-type="date">
            <text:p>13/09/2312</text:p>
          </table:table-cell>
        </table:table-row>
        <table:table-row table:style-name="ro1">
          <table:table-cell office:value-type="string" calcext:value-type="string">
            <text:p>Reset13</text:p>
          </table:table-cell>
          <table:table-cell table:formula="of:=[.$B$2]+[.C17]*9000" office:value-type="date" office:date-value="2320-11-03" calcext:value-type="date">
            <text:p>03/11/232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Minimum</text:p>
          </table:table-cell>
          <table:table-cell table:formula="of:=[.I12]-3000" office:value-type="date" office:date-value="2213-10-15" calcext:value-type="date">
            <text:p>15/10/2213</text:p>
          </table:table-cell>
          <table:table-cell table:formula="of:=MOD([.J18]-3000;9000)" office:value-type="float" office:value="6900" calcext:value-type="float">
            <text:p>6900</text:p>
          </table:table-cell>
          <table:table-cell table:style-name="ce11" table:formula="of:=[.$B$12]+[.J17]-1000" office:value-type="date" office:date-value="2213-10-15" calcext:value-type="date">
            <text:p>15/10/2213</text:p>
          </table:table-cell>
          <table:table-cell table:style-name="ce3" office:value-type="string" calcext:value-type="string">
            <text:p>Minimum</text:p>
          </table:table-cell>
          <table:table-cell table:style-name="ce1" table:formula="of:=[.M12]-3000" office:value-type="date" office:date-value="2312-09-14" calcext:value-type="date">
            <text:p>14/09/2312</text:p>
          </table:table-cell>
          <table:table-cell table:formula="of:=MOD([.N18]-3000;9000)" office:value-type="float" office:value="7028" calcext:value-type="float">
            <text:p>7028</text:p>
          </table:table-cell>
          <table:table-cell table:style-name="ce11" table:formula="of:=[.$B$16]+[.N17]-1000" office:value-type="date" office:date-value="2312-09-14" calcext:value-type="date">
            <text:p>14/09/2312</text:p>
          </table:table-cell>
        </table:table-row>
        <table:table-row table:style-name="ro1">
          <table:table-cell office:value-type="string" calcext:value-type="string">
            <text:p>Reset14</text:p>
          </table:table-cell>
          <table:table-cell table:formula="of:=[.$B$2]+[.C18]*9000" office:value-type="date" office:date-value="2345-06-25" calcext:value-type="date">
            <text:p>25/06/234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3" office:value-type="string" calcext:value-type="string">
            <text:p>Current</text:p>
          </table:table-cell>
          <table:table-cell table:formula="of:=[.I12]" office:value-type="date" office:date-value="2222-01-01" calcext:value-type="date">
            <text:p>01/01/2222</text:p>
          </table:table-cell>
          <table:table-cell table:formula="of:=MOD(DAYS([.I12];[.$B$2]);9000)+1000" office:value-type="float" office:value="9900" calcext:value-type="float">
            <text:p>9900</text:p>
          </table:table-cell>
          <table:table-cell table:style-name="ce11" table:formula="of:=[.$B$12]+[.J18]-1000" office:value-type="date" office:date-value="2222-01-01" calcext:value-type="date">
            <text:p>01/01/2222</text:p>
          </table:table-cell>
          <table:table-cell table:style-name="ce3" office:value-type="string" calcext:value-type="string">
            <text:p>Current</text:p>
          </table:table-cell>
          <table:table-cell table:style-name="ce1" table:formula="of:=[.M12]" office:value-type="date" office:date-value="2320-12-01" calcext:value-type="date">
            <text:p>01/12/2320</text:p>
          </table:table-cell>
          <table:table-cell table:formula="of:=MOD(DAYS([.M12];[.$B$2]);9000)+1000" office:value-type="float" office:value="1028" calcext:value-type="float">
            <text:p>1028</text:p>
          </table:table-cell>
          <table:table-cell table:style-name="ce11" table:formula="of:=[.$B$17]+[.N18]-1000" office:value-type="date" office:date-value="2320-12-01" calcext:value-type="date">
            <text:p>01/12/2320</text:p>
          </table:table-cell>
        </table:table-row>
        <table:table-row table:style-name="ro1">
          <table:table-cell office:value-type="string" calcext:value-type="string">
            <text:p>Reset15</text:p>
          </table:table-cell>
          <table:table-cell table:formula="of:=[.$B$2]+[.C19]*9000" office:value-type="date" office:date-value="2370-02-14" calcext:value-type="date">
            <text:p>14/02/237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" office:value-type="string" calcext:value-type="string">
            <text:p>Maximum</text:p>
          </table:table-cell>
          <table:table-cell table:formula="of:=[.I12]+5500" office:value-type="date" office:date-value="2237-01-22" calcext:value-type="date">
            <text:p>22/01/2237</text:p>
          </table:table-cell>
          <table:table-cell table:formula="of:=MOD([.J18]+5500;9000)" office:value-type="float" office:value="6400" calcext:value-type="float">
            <text:p>6400</text:p>
          </table:table-cell>
          <table:table-cell table:style-name="ce11" table:formula="of:=[.$B$13]+[.J19]-1000" office:value-type="date" office:date-value="2237-01-22" calcext:value-type="date">
            <text:p>22/01/2237</text:p>
          </table:table-cell>
          <table:table-cell table:style-name="ce3" office:value-type="string" calcext:value-type="string">
            <text:p>Maximum</text:p>
          </table:table-cell>
          <table:table-cell table:style-name="ce1" table:formula="of:=[.M12]+5500" office:value-type="date" office:date-value="2335-12-23" calcext:value-type="date">
            <text:p>23/12/2335</text:p>
          </table:table-cell>
          <table:table-cell table:formula="of:=MOD([.N18]+5500;9000)" office:value-type="float" office:value="6528" calcext:value-type="float">
            <text:p>6528</text:p>
          </table:table-cell>
          <table:table-cell table:style-name="ce11" table:formula="of:=[.$B$17]+[.N19]-1000" office:value-type="date" office:date-value="2335-12-23" calcext:value-type="date">
            <text:p>23/12/2335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Invalid</text:p>
          </table:table-cell>
          <table:table-cell table:style-name="ce6" table:formula="of:=[.I12]+5501" office:value-type="date" office:date-value="2237-01-23" calcext:value-type="date">
            <text:p>23/01/2237</text:p>
          </table:table-cell>
          <table:table-cell table:style-name="ce8" table:formula="of:=[.J19]+1" office:value-type="float" office:value="6401" calcext:value-type="float">
            <text:p>6401</text:p>
          </table:table-cell>
          <table:table-cell table:style-name="ce12" table:formula="of:=[.$B$13]+[.J20]-1000" office:value-type="date" office:date-value="2237-01-23" calcext:value-type="date">
            <text:p>23/01/2237</text:p>
          </table:table-cell>
          <table:table-cell table:style-name="ce4" office:value-type="string" calcext:value-type="string">
            <text:p>Invalid</text:p>
          </table:table-cell>
          <table:table-cell table:style-name="ce6" table:formula="of:=[.M12]+5501" office:value-type="date" office:date-value="2335-12-24" calcext:value-type="date">
            <text:p>24/12/2335</text:p>
          </table:table-cell>
          <table:table-cell table:style-name="ce8" table:formula="of:=[.N19]+1" office:value-type="float" office:value="6529" calcext:value-type="float">
            <text:p>6529</text:p>
          </table:table-cell>
          <table:table-cell table:style-name="ce12" table:formula="of:=[.$B$17]+[.N20]-1000" office:value-type="date" office:date-value="2335-12-24" calcext:value-type="date">
            <text:p>24/12/2335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20:19:36.679404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24:30.166846533</meta:creation-date>
    <dc:date>2019-12-30T21:00:00.920972614</dc:date>
    <meta:editing-duration>PT2H47M3S</meta:editing-duration>
    <meta:editing-cycles>7</meta:editing-cycles>
    <meta:generator>LibreOffice/6.2.8.2$Linux_X86_64 LibreOffice_project/20$Build-2</meta:generator>
    <meta:document-statistic meta:table-count="1" meta:cell-count="155" meta:object-count="0"/>
  </office:meta>
</office:document-meta>
</file>